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3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85pt"/>
    </style:style>
    <style:style style:name="co4" style:family="table-column">
      <style:table-column-properties fo:break-before="auto" style:column-width="82.09pt"/>
    </style:style>
    <style:style style:name="co5" style:family="table-column">
      <style:table-column-properties fo:break-before="auto" style:column-width="98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ff3333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ff3333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2">
          <table:table-cell table:style-name="ce1" office:value-type="string" calcext:value-type="string">
            <text:p>Trello</text:p>
          </table:table-cell>
          <table:table-cell table:style-name="ce5"/>
          <table:table-cell table:style-name="ce5" office:value-type="string" calcext:value-type="string">
            <text:p>https://trello.com/b/dPSGMU2z/do-to</text:p>
          </table:table-cell>
          <table:table-cell table:style-name="ce5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3">
          <table:table-cell table:style-name="ce2" office:value-type="string" calcext:value-type="string">
            <text:p>TI-FrontEnd-AllezCine</text:p>
          </table:table-cell>
          <table:table-cell table:style-name="ce6"/>
          <table:table-cell table:style-name="ce7" office:value-type="string" calcext:value-type="string">
            <text:p>TO DO</text:p>
          </table:table-cell>
          <table:table-cell table:style-name="ce7"/>
          <table:table-cell table:style-name="ce7" office:value-type="string" calcext:value-type="string">
            <text:p>DOING</text:p>
          </table:table-cell>
          <table:table-cell table:style-name="ce7"/>
          <table:table-cell table:style-name="ce7" office:value-type="string" calcext:value-type="string">
            <text:p>DONE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4" office:value-type="string" calcext:value-type="string">
            <text:p>Intégration Front-E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ML + C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uver un template Bootstrap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tion Film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4" office:value-type="string" calcext:value-type="string">
            <text:p>Fonctionnalité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érification â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ok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ton LOGI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ulaire de connex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u en Boostr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mbotr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tons réseaux sociau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ton filtrer les films par genre (Jquery ou J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ton “plus des films” / “Moins des films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tion Shop Movie faire défiler les fil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ulaire conta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ton retour à l’entête du site</text:p>
          </table:table-cell>
          <table:table-cell table:number-columns-repeated="6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5:07:54.580229112</meta:creation-date>
    <dc:date>2017-11-24T15:51:01.318327258</dc:date>
    <meta:editing-duration>PT42M45S</meta:editing-duration>
    <meta:editing-cycles>43</meta:editing-cycles>
    <meta:generator>LibreOffice/5.1.6.2$Linux_X86_64 LibreOffice_project/10m0$Build-2</meta:generator>
    <meta:document-statistic meta:table-count="1" meta:cell-count="23" meta:object-count="0"/>
  </office:meta>
</office:document-meta>
</file>